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000000200000002007D2E0203CAFAF4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style:font-name="Ubuntu"/>
    </style:style>
    <style:style style:name="T1" style:family="text">
      <style:text-properties fo:color="#ffffff" style:font-name="Ubuntu" fo:font-size="110pt" style:font-size-asian="110pt" style:font-size-complex="110pt"/>
    </style:style>
    <style:style style:name="T2" style:family="text">
      <style:text-properties fo:color="#ffffff"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546cm" svg:x="0.592cm" svg:y="0.513cm">
          <draw:image xlink:href="Pictures/1000020000000200000002007D2E0203CAFAF496.png" xlink:type="simple" xlink:show="embed" xlink:actuate="onLoad">
            <text:p/>
          </draw:image>
        </draw:frame>
        <draw:frame draw:style-name="gr2" draw:text-style-name="P4" draw:layer="layout" svg:width="5.514cm" svg:height="5.315cm" svg:x="0.703cm" svg:y="0.932cm">
          <draw:text-box>
            <text:p text:style-name="P2"><text:span text:style-name="T1">BP</text:span></text:p>
            <text:p text:style-name="P3"><text:span text:style-name="T2">BANCO PROFIL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023cm" fo:margin-right="0cm" fo:page-width="14.757cm" fo:page-height="14.7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18:52:09.412192525</meta:creation-date>
    <dc:date>2016-11-05T19:24:09.006454558</dc:date>
    <meta:editing-duration>PT11M37S</meta:editing-duration>
    <meta:editing-cycles>2</meta:editing-cycles>
    <meta:generator>LibreOffice/5.1.4.2$Linux_x86 LibreOffice_project/10m0$Build-2</meta:generator>
    <meta:document-statistic meta:object-count="2"/>
  </office:meta>
</office:document-meta>
</file>